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titledown-title">
      <style:graphic-properties fo:min-height="3.256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outline1">
      <style:graphic-properties fo:min-height="11.25cm"/>
    </style:style>
    <style:style style:name="pr4" style:family="presentation" style:parent-style-name="lyt-bluetitledown-notes">
      <style:graphic-properties draw:fill-color="#ffffff" fo:min-height="13.114cm"/>
    </style:style>
    <style:style style:name="P1" style:family="paragraph">
      <style:text-properties fo:color="#0084d1"/>
    </style:style>
    <style:style style:name="T1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71cm" svg:y="7.539cm" presentation:class="title" presentation:user-transformed="true">
          <draw:text-box>
            <text:p><text:span text:style-name="T1">Code is Art</text:span></text:p>
          </draw:text-box>
        </draw:frame>
        <draw:frame presentation:style-name="pr1" draw:layer="layout" svg:width="25.199cm" svg:height="3.256cm" svg:x="1.401cm" svg:y="17.419cm" presentation:class="title" presentation:user-transformed="true">
          <draw:text-box>
            <text:p>Lecture 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Overview</text:p>
          </draw:text-box>
        </draw:frame>
        <draw:frame presentation:style-name="pr3" draw:layer="layout" svg:width="25.199cm" svg:height="11.25cm" svg:x="1.4cm" svg:y="2.2cm" presentation:class="outline">
          <draw:text-box>
            <text:list text:style-name="L2">
              <text:list-item>
                <text:p>William Gibson's Agrippa</text:p>
              </text:list-item>
              <text:list-item>
                <text:p>Perl Poetry (and other languages)</text:p>
              </text:list-item>
              <text:list-item>
                <text:p>Quines</text:p>
              </text:list-item>
              <text:list-item>
                <text:p>Ascii Art</text:p>
              </text:list-item>
              <text:list-item>
                <text:p>Demosc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Blue with Bottom Title </dc:title>
    <dc:description>Presentation Layout Template</dc:description>
    <meta:creation-date>2011-01-09T17:10:12.27</meta:creation-date>
    <dc:language>en-US</dc:language>
    <meta:editing-cycles>107</meta:editing-cycles>
    <meta:editing-duration>PT26H20M15S</meta:editing-duration>
    <meta:initial-creator>Dave Wilkinson</meta:initial-creator>
    <dc:date>2011-01-24T00:03:51.44</dc:date>
    <dc:creator>Dave Wilkinson</dc:creator>
    <meta:document-statistic meta:object-count="32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../../../../../Program%20Files%20(x86)/OpenOffice.org%203/Basis/share/template/en-US/layout/lyt-bluetitledown.otp" meta:date="2008-04-28T16:44:42"/>
  </office:meta>
</office:document-meta>
</file>